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7565e" officeooo:paragraph-rsid="0017565e"/>
    </style:style>
    <style:style style:name="P2" style:family="paragraph" style:parent-style-name="Text_20_body">
      <style:text-properties officeooo:rsid="0018ee26" officeooo:paragraph-rsid="0017565e"/>
    </style:style>
    <style:style style:name="P3" style:family="paragraph" style:parent-style-name="Text_20_body">
      <style:text-properties officeooo:rsid="001a431a" officeooo:paragraph-rsid="001a431a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itle">
      <style:text-properties officeooo:rsid="0017565e" officeooo:paragraph-rsid="0017565e"/>
    </style:style>
    <style:style style:name="P10" style:family="paragraph" style:parent-style-name="Heading_20_2">
      <style:text-properties officeooo:paragraph-rsid="0018ee26"/>
    </style:style>
    <style:style style:name="P11" style:family="paragraph" style:parent-style-name="Heading_20_2">
      <style:text-properties officeooo:rsid="0018ee26" officeooo:paragraph-rsid="0018ee26"/>
    </style:style>
    <style:style style:name="P12" style:family="paragraph" style:parent-style-name="Heading_20_3">
      <style:text-properties officeooo:paragraph-rsid="0018ee26"/>
    </style:style>
    <style:style style:name="P13" style:family="paragraph" style:parent-style-name="Heading_20_3">
      <style:text-properties officeooo:rsid="0018ee26"/>
    </style:style>
    <style:style style:name="P14" style:family="paragraph" style:parent-style-name="Heading_20_3">
      <style:text-properties officeooo:rsid="0018ee26" officeooo:paragraph-rsid="001a431a"/>
    </style:style>
    <style:style style:name="P15" style:family="paragraph" style:parent-style-name="Heading_20_3">
      <style:text-properties officeooo:paragraph-rsid="001a431a"/>
    </style:style>
    <style:style style:name="P16" style:family="paragraph" style:parent-style-name="Heading_20_3">
      <style:text-properties officeooo:rsid="001a431a" officeooo:paragraph-rsid="001a431a"/>
    </style:style>
    <style:style style:name="P17" style:family="paragraph" style:parent-style-name="Text_20_body">
      <style:text-properties officeooo:rsid="0017565e" officeooo:paragraph-rsid="0017565e"/>
    </style:style>
    <style:style style:name="P18" style:family="paragraph" style:parent-style-name="Text_20_body">
      <style:text-properties officeooo:rsid="0017565e" officeooo:paragraph-rsid="001b57bf"/>
    </style:style>
    <style:style style:name="P19" style:family="paragraph" style:parent-style-name="Text_20_body">
      <style:text-properties fo:font-weight="bold" officeooo:rsid="001b57bf" officeooo:paragraph-rsid="001b57bf" style:font-weight-asian="bold" style:font-weight-complex="bold"/>
    </style:style>
    <style:style style:name="P20" style:family="paragraph" style:parent-style-name="Text_20_body">
      <style:text-properties fo:font-weight="bold" officeooo:rsid="001b57bf" officeooo:paragraph-rsid="001c47ad" style:font-weight-asian="bold" style:font-weight-complex="bold"/>
    </style:style>
    <style:style style:name="P21" style:family="paragraph" style:parent-style-name="Text_20_body">
      <style:text-properties fo:font-weight="normal" officeooo:rsid="001b57bf" officeooo:paragraph-rsid="001b57bf" style:font-weight-asian="normal" style:font-weight-complex="normal"/>
    </style:style>
    <style:style style:name="P22" style:family="paragraph" style:parent-style-name="Text_20_body">
      <style:text-properties fo:font-weight="normal" officeooo:rsid="001b57bf" officeooo:paragraph-rsid="001c47ad" style:font-weight-asian="normal" style:font-weight-complex="normal"/>
    </style:style>
    <style:style style:name="P23" style:family="paragraph" style:parent-style-name="Text_20_body">
      <style:text-properties fo:font-weight="normal" officeooo:rsid="001c47ad" officeooo:paragraph-rsid="001c47ad" style:font-weight-asian="normal" style:font-weight-complex="normal"/>
    </style:style>
    <style:style style:name="P24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rsid="0017565e" officeooo:paragraph-rsid="001b57bf"/>
    </style:style>
    <style:style style:name="P25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rsid="0017565e" officeooo:paragraph-rsid="0017565e"/>
    </style:style>
    <style:style style:name="T1" style:family="text">
      <style:text-properties officeooo:rsid="001a88b8"/>
    </style:style>
    <style:style style:name="T2" style:family="text">
      <style:text-properties officeooo:rsid="001b57bf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1c47ad" style:font-name-asian="Times New Roman1" style:font-name-complex="Times New Roman1"/>
    </style:style>
    <style:style style:name="T5" style:family="text">
      <style:text-properties style:font-name="Times New Roman1" fo:font-weight="bold" officeooo:rsid="001c47a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color="#579d1c" style:font-name="Times New Roman1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579d1c" style:font-name="Times New Roman1" fo:font-weight="bold" officeooo:rsid="001c47ad" style:font-name-asian="Times New Roman1" style:font-weight-asian="bold" style:font-name-complex="Times New Roman1" style:font-weight-complex="bold"/>
    </style:style>
    <style:style style:name="T9" style:family="text">
      <style:text-properties fo:color="#579d1c" style:font-name="Times New Roman1" fo:font-weight="normal" officeooo:rsid="001c47ad" style:font-name-asian="Times New Roman1" style:font-weight-asian="normal" style:font-name-complex="Times New Roman1" style:font-weight-complex="normal"/>
    </style:style>
    <style:style style:name="T10" style:family="text">
      <style:text-properties fo:color="#579d1c" style:font-name="Times New Roman1" style:font-name-asian="Times New Roman1" style:font-name-complex="Times New Roman1"/>
    </style:style>
    <style:style style:name="T11" style:family="text">
      <style:text-properties fo:color="#579d1c" style:font-name="Times New Roman1" officeooo:rsid="001c47ad" style:font-name-asian="Times New Roman1" style:font-name-complex="Times New Roman1"/>
    </style:style>
    <style:style style:name="T12" style:family="text">
      <style:text-properties fo:color="#c5000b" style:font-name="Times New Roman1" fo:font-weight="normal" officeooo:rsid="001c47ad" style:font-name-asian="Times New Roman1" style:font-weight-asian="normal" style:font-name-complex="Times New Roman1" style:font-weight-complex="normal"/>
    </style:style>
    <style:style style:name="T13" style:family="text">
      <style:text-properties fo:color="#c5000b" style:font-name="Times New Roman1" style:font-name-asian="Times New Roman1" style:font-name-complex="Times New Roman1"/>
    </style:style>
    <style:style style:name="T14" style:family="text">
      <style:text-properties fo:color="#c5000b" style:font-name="Times New Roman1" officeooo:rsid="001c47ad" style:font-name-asian="Times New Roman1" style:font-name-complex="Times New Roman1"/>
    </style:style>
    <style:style style:name="T15" style:family="text">
      <style:text-properties fo:color="#c5000b" style:font-name="Times New Roman1" fo:font-weight="bold" style:font-name-asian="Times New Roman1" style:font-weight-asian="bold" style:font-name-complex="Times New Roman1" style:font-weight-complex="bold"/>
    </style:style>
    <style:style style:name="T16" style:family="text">
      <style:text-properties fo:color="#c5000b" style:font-name="Times New Roman1" fo:font-weight="bold" officeooo:rsid="001c47ad" style:font-name-asian="Times New Roman1" style:font-weight-asian="bold" style:font-name-complex="Times New Roman1" style:font-weight-complex="bold"/>
    </style:style>
    <style:style style:name="T17" style:family="text">
      <style:text-properties fo:color="#ffd320" style:font-name="Times New Roman1" fo:font-weight="bold" officeooo:rsid="001c47ad" style:font-name-asian="Times New Roman1" style:font-weight-asian="bold" style:font-name-complex="Times New Roman1" style:font-weight-complex="bold"/>
    </style:style>
    <style:style style:name="T18" style:family="text">
      <style:text-properties fo:color="#ff950e" style:font-name="Times New Roman1" fo:font-weight="bold" officeooo:rsid="001c47ad" style:font-name-asian="Times New Roman1" style:font-weight-asian="bold" style:font-name-complex="Times New Roman1" style:font-weight-complex="bold"/>
    </style:style>
    <style:style style:name="T19" style:family="text">
      <style:text-properties style:use-window-font-color="true" style:font-name="Times New Roman1" fo:font-weight="normal" officeooo:rsid="001c47ad" style:font-name-asian="Times New Roman1" style:font-weight-asian="normal" style:font-name-complex="Times New Roman1" style:font-weight-complex="normal"/>
    </style:style>
    <style:style style:name="T20" style:family="text">
      <style:text-properties style:use-window-font-color="true" style:font-name="Times New Roman1" officeooo:rsid="001c47ad" style:font-name-asian="Times New Roman1" style:font-name-complex="Times New Roman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ild Options</text:p>
      <text:p text:style-name="P25"/>
      <text:p text:style-name="P1">Created 07/30/2014</text:p>
      <text:p text:style-name="P1">Updated: N/A</text:p>
      <text:p text:style-name="P1">Version: 1</text:p>
      <text:p text:style-name="P18">For: EasyMSP V2</text:p>
      <text:p text:style-name="P24"/>
      <text:p text:style-name="P18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">Table of Contents</text:p>
          </text:index-title>
          <text:p text:style-name="P5"><text:a xlink:type="simple" xlink:href="#__RefHeading__150_1085834906" text:style-name="Index_20_Link" text:visited-style-name="Index_20_Link">Build Options<text:tab/>1</text:a></text:p>
          <text:p text:style-name="P7"><text:a xlink:type="simple" xlink:href="#__RefHeading__152_1085834906" text:style-name="Index_20_Link" text:visited-style-name="Index_20_Link">General Options<text:tab/>1</text:a></text:p>
          <text:p text:style-name="P6"><text:a xlink:type="simple" xlink:href="#__RefHeading__154_1085834906" text:style-name="Index_20_Link" text:visited-style-name="Index_20_Link">DEVICE<text:tab/>1</text:a></text:p>
          <text:p text:style-name="P6"><text:a xlink:type="simple" xlink:href="#__RefHeading__156_1085834906" text:style-name="Index_20_Link" text:visited-style-name="Index_20_Link">BOARD<text:tab/>1</text:a></text:p>
          <text:p text:style-name="P6"><text:a xlink:type="simple" xlink:href="#__RefHeading__158_1085834906" text:style-name="Index_20_Link" text:visited-style-name="Index_20_Link">FAST_IO<text:tab/>1</text:a></text:p>
          <text:p text:style-name="P7"><text:a xlink:type="simple" xlink:href="#__RefHeading__160_1085834906" text:style-name="Index_20_Link" text:visited-style-name="Index_20_Link">Panic Handling Options<text:tab/>1</text:a></text:p>
          <text:p text:style-name="P6"><text:a xlink:type="simple" xlink:href="#__RefHeading__162_1085834906" text:style-name="Index_20_Link" text:visited-style-name="Index_20_Link">PANIC_HANDLER<text:tab/>2</text:a></text:p>
          <text:p text:style-name="P6"><text:a xlink:type="simple" xlink:href="#__RefHeading__164_1085834906" text:style-name="Index_20_Link" text:visited-style-name="Index_20_Link">EMERGENCY_HANDLER<text:tab/>2</text:a></text:p>
          <text:p text:style-name="P6"><text:a xlink:type="simple" xlink:href="#__RefHeading__166_1085834906" text:style-name="Index_20_Link" text:visited-style-name="Index_20_Link">ON_PANIC_TYPE<text:tab/>2</text:a></text:p>
          <text:p text:style-name="P6"><text:a xlink:type="simple" xlink:href="#__RefHeading__168_1085834906" text:style-name="Index_20_Link" text:visited-style-name="Index_20_Link">ON_EMERGENCY<text:tab/>2</text:a></text:p>
          <text:p text:style-name="P7"><text:a xlink:type="simple" xlink:href="#__RefHeading__170_1085834906" text:style-name="Index_20_Link" text:visited-style-name="Index_20_Link">Error Checking Options<text:tab/>2</text:a></text:p>
          <text:p text:style-name="P6"><text:a xlink:type="simple" xlink:href="#__RefHeading__172_1085834906" text:style-name="Index_20_Link" text:visited-style-name="Index_20_Link">NO_ERROR_CHECKING<text:tab/>2</text:a></text:p>
          <text:p text:style-name="P6"><text:a xlink:type="simple" xlink:href="#__RefHeading__113_1085834906" text:style-name="Index_20_Link" text:visited-style-name="Index_20_Link">ALLOW_SILENT_FAILURE<text:tab/>2</text:a></text:p>
          <text:p text:style-name="P6"><text:a xlink:type="simple" xlink:href="#__RefHeading__121_1085834906" text:style-name="Index_20_Link" text:visited-style-name="Index_20_Link">NO_LIMIT_CHECKING<text:tab/>2</text:a></text:p>
          <text:p text:style-name="P6"><text:a xlink:type="simple" xlink:href="#__RefHeading__174_1085834906" text:style-name="Index_20_Link" text:visited-style-name="Index_20_Link">LIMITED_LIMIT_CHECKING<text:tab/>2</text:a></text:p>
          <text:p text:style-name="P7"><text:a xlink:type="simple" xlink:href="#__RefHeading__176_1085834906" text:style-name="Index_20_Link" text:visited-style-name="Index_20_Link">Restriction Bypass Options<text:tab/>2</text:a></text:p>
          <text:p text:style-name="P6"><text:a xlink:type="simple" xlink:href="#__RefHeading__178_1085834906" text:style-name="Index_20_Link" text:visited-style-name="Index_20_Link">ALLOW_GCC<text:tab/>2</text:a></text:p>
          <text:p text:style-name="P6"><text:a xlink:type="simple" xlink:href="#__RefHeading__117_1085834906" text:style-name="Index_20_Link" text:visited-style-name="Index_20_Link">IGNORE_C_VERSION_ERROR<text:tab/>2</text:a></text:p>
          <text:p text:style-name="P6"><text:a xlink:type="simple" xlink:href="#__RefHeading__180_1085834906" text:style-name="Index_20_Link" text:visited-style-name="Index_20_Link">IGNORE_EASYMSP_VERSION_MISMATCH<text:tab/>2</text:a></text:p>
          <text:p text:style-name="P7"><text:a xlink:type="simple" xlink:href="#__RefHeading__182_1085834906" text:style-name="Index_20_Link" text:visited-style-name="Index_20_Link">Advanced Options<text:tab/>2</text:a></text:p>
          <text:p text:style-name="P6"><text:a xlink:type="simple" xlink:href="#__RefHeading__125_1085834906" text:style-name="Index_20_Link" text:visited-style-name="Index_20_Link">NO_PRE_INIT<text:tab/>2</text:a></text:p>
          <text:p text:style-name="P6"><text:a xlink:type="simple" xlink:href="#__RefHeading__127_1085834906" text:style-name="Index_20_Link" text:visited-style-name="Index_20_Link">NO_INIT<text:tab/>2</text:a></text:p>
          <text:p text:style-name="P6"><text:a xlink:type="simple" xlink:href="#__RefHeading__129_1085834906" text:style-name="Index_20_Link" text:visited-style-name="Index_20_Link">NO_LOOP<text:tab/>2</text:a></text:p>
          <text:p text:style-name="P6"><text:a xlink:type="simple" xlink:href="#__RefHeading__131_1085834906" text:style-name="Index_20_Link" text:visited-style-name="Index_20_Link">NO_BOARD_INIT<text:tab/>2</text:a></text:p>
          <text:p text:style-name="P6"><text:a xlink:type="simple" xlink:href="#__RefHeading__133_1085834906" text:style-name="Index_20_Link" text:visited-style-name="Index_20_Link">NO_BOARD_DEF<text:tab/>2</text:a></text:p>
          <text:p text:style-name="P6"><text:a xlink:type="simple" xlink:href="#__RefHeading__135_1085834906" text:style-name="Index_20_Link" text:visited-style-name="Index_20_Link">NO_NMI<text:tab/>2</text:a></text:p>
          <text:p text:style-name="P6"><text:a xlink:type="simple" xlink:href="#__RefHeading__137_1085834906" text:style-name="Index_20_Link" text:visited-style-name="Index_20_Link">NO_INTERRUPTS<text:tab/>2</text:a></text:p>
          <text:p text:style-name="P6"><text:a xlink:type="simple" xlink:href="#__RefHeading__139_1085834906" text:style-name="Index_20_Link" text:visited-style-name="Index_20_Link">NO_SLEEPING; DO_NOT_SLEEP<text:tab/>2</text:a></text:p>
          <text:p text:style-name="P6"><text:a xlink:type="simple" xlink:href="#__RefHeading__184_1085834906" text:style-name="Index_20_Link" text:visited-style-name="Index_20_Link">DISABLE_THREADING<text:tab/>2</text:a></text:p>
          <text:p text:style-name="P6"><text:a xlink:type="simple" xlink:href="#__RefHeading__186_1085834906" text:style-name="Index_20_Link" text:visited-style-name="Index_20_Link">DISABLE_DYNAMIC_ALLOCATION<text:tab/>2</text:a></text:p>
          <text:p text:style-name="P6"><text:a xlink:type="simple" xlink:href="#__RefHeading__188_1085834906" text:style-name="Index_20_Link" text:visited-style-name="Index_20_Link">DISABLE_LOCKS<text:tab/>2</text:a></text:p>
          <text:p text:style-name="P6"><text:a xlink:type="simple" xlink:href="#__RefHeading__190_1085834906" text:style-name="Index_20_Link" text:visited-style-name="Index_20_Link">DISABLE_SYSTICK<text:tab/>2</text:a></text:p>
          <text:p text:style-name="P6"><text:a xlink:type="simple" xlink:href="#__RefHeading__192_1085834906" text:style-name="Index_20_Link" text:visited-style-name="Index_20_Link">MAX_NUMBER_OF_LOCKS<text:tab/>2</text:a></text:p>
          <text:p text:style-name="P6"><text:a xlink:type="simple" xlink:href="#__RefHeading__194_1085834906" text:style-name="Index_20_Link" text:visited-style-name="Index_20_Link">NO_POST<text:tab/>2</text:a></text:p>
          <text:p text:style-name="P6"><text:a xlink:type="simple" xlink:href="#__RefHeading__196_1085834906" text:style-name="Index_20_Link" text:visited-style-name="Index_20_Link">NO_RAM_CHECK<text:tab/>2</text:a></text:p>
          <text:p text:style-name="P6"><text:a xlink:type="simple" xlink:href="#__RefHeading__198_1085834906" text:style-name="Index_20_Link" text:visited-style-name="Index_20_Link">NO_CPU_CHECK<text:tab/>2</text:a></text:p>
          <text:p text:style-name="P6"><text:a xlink:type="simple" xlink:href="#__RefHeading__200_1085834906" text:style-name="Index_20_Link" text:visited-style-name="Index_20_Link">NO_FLASH_CHECK<text:tab/>2</text:a></text:p>
        </text:index-body>
      </text:table-of-content>
      <text:p text:style-name="P2"/>
      <text:h text:style-name="P8" text:outline-level="1"><text:bookmark-start text:name="__RefHeading__150_1085834906"/>Build Options<text:bookmark-end text:name="__RefHeading__150_1085834906"/></text:h>
      <text:h text:style-name="Heading_20_2" text:outline-level="2"><text:bookmark-start text:name="__RefHeading__152_1085834906"/>General Options<text:bookmark-end text:name="__RefHeading__152_1085834906"/></text:h>
      <text:h text:style-name="Heading_20_3" text:outline-level="3"><text:bookmark-start text:name="__RefHeading__154_1085834906"/>DEVICE<text:bookmark-end text:name="__RefHeading__154_1085834906"/></text:h>
      <text:h text:style-name="P12" text:outline-level="3"><text:bookmark-start text:name="__RefHeading__156_1085834906"/>BOARD<text:bookmark-end text:name="__RefHeading__156_1085834906"/></text:h>
      <text:h text:style-name="P13" text:outline-level="3"><text:bookmark-start text:name="__RefHeading__158_1085834906"/>FAST_IO<text:bookmark-end text:name="__RefHeading__158_1085834906"/></text:h>
      <text:h text:style-name="Heading_20_2" text:outline-level="2"><text:bookmark-start text:name="__RefHeading__160_1085834906"/>Panic Handling Options<text:bookmark-end text:name="__RefHeading__160_1085834906"/></text:h>
      <text:p text:style-name="P3">At the system level, EasyMSP can issue two types of fault/bug checks; PANIC and EMERGENCY. System panics occur when a unrecoverable fault or error occurs. A EMERGENCY is a recoverable error that needs immiate attention. <text:s text:c="2"/></text:p>
      <text:h text:style-name="Heading_20_3" text:outline-level="3"><text:bookmark-start text:name="__RefHeading__162_1085834906"/>PANIC_HANDLER<text:bookmark-end text:name="__RefHeading__162_1085834906"/></text:h>
      <text:h text:style-name="Heading_20_3" text:outline-level="3"><text:bookmark-start text:name="__RefHeading__164_1085834906"/>EMERGENCY_HANDLER<text:bookmark-end text:name="__RefHeading__164_1085834906"/></text:h>
      <text:h text:style-name="P15" text:outline-level="3"><text:bookmark-start text:name="__RefHeading__166_1085834906"/>ON_PANIC_TYPE <text:bookmark-end text:name="__RefHeading__166_1085834906"/></text:h>
      <text:h text:style-name="P16" text:outline-level="3"><text:bookmark-start text:name="__RefHeading__168_1085834906"/>ON_EMERGENCY<text:bookmark-end text:name="__RefHeading__168_1085834906"/></text:h>
      <text:h text:style-name="P10" text:outline-level="2"><text:bookmark-start text:name="__RefHeading__170_1085834906"/>Error Checking Options<text:bookmark-end text:name="__RefHeading__170_1085834906"/></text:h>
      <text:h text:style-name="P12" text:outline-level="3"><text:bookmark-start text:name="__RefHeading__172_1085834906"/>NO_ERROR_CHECKING<text:bookmark-end text:name="__RefHeading__172_1085834906"/></text:h>
      <text:p text:style-name="P21">Tradeoff</text:p>
      <text:p text:style-name="P22"><text:span text:style-name="T3">↑↑↑ </text:span><text:span text:style-name="T7">Speed, </text:span><text:span text:style-name="T15">Unoticed Errors</text:span></text:p>
      <text:p text:style-name="P20"><text:span text:style-name="T6">↓↓</text:span><text:span text:style-name="T3"> </text:span><text:span text:style-name="T10">Size</text:span><text:span text:style-name="T6">, </text:span><text:span text:style-name="T13">Diagonstic information, Error checking</text:span></text:p>
      <text:h text:style-name="Heading_20_3" text:outline-level="3"><text:bookmark-start text:name="__RefHeading__113_1085834906"/>ALLOW_SILENT_FAILURE<text:bookmark-end text:name="__RefHeading__113_1085834906"/></text:h>
      <text:p text:style-name="P21"/>
      <text:p text:style-name="P21">Tradeoff</text:p>
      <text:p text:style-name="P22"><text:span text:style-name="T3">↑↑↑ </text:span><text:span text:style-name="T7">Speed, </text:span><text:span text:style-name="T15"><text:s/>Unoticed Errors, </text:span><text:span text:style-name="T18">Risk of undefined behaveor</text:span><text:span text:style-name="T17"> </text:span></text:p>
      <text:p text:style-name="P20"><text:span text:style-name="T6">↓↓</text:span><text:span text:style-name="T3"> </text:span><text:span text:style-name="T10">Size</text:span><text:span text:style-name="T6">, </text:span><text:span text:style-name="T13">Diagonstic information, Error checking</text:span></text:p>
      <text:h text:style-name="Heading_20_3" text:outline-level="3">SIMPLE_<text:span text:style-name="T1">RETURN_CODE</text:span></text:h>
      <text:p text:style-name="Text_20_body">Instructs EasyMSP to use SUCCESS and FAILURE return status codes <text:span text:style-name="T2">only instead of using more diagnostic status codes. </text:span></text:p>
      <text:p text:style-name="P21">Tradeoff</text:p>
      <text:p text:style-name="P22"><text:soft-page-break/><text:span text:style-name="T3">↑↑ </text:span><text:span text:style-name="T7">Speed</text:span></text:p>
      <text:p text:style-name="P19"><text:span text:style-name="T6">↓</text:span><text:span text:style-name="T3"> </text:span><text:span text:style-name="T10">Size</text:span><text:span text:style-name="T6">, </text:span><text:span text:style-name="T13">Diagonstic information, Error handling capabilities</text:span></text:p>
      <text:h text:style-name="P12" text:outline-level="3"><text:bookmark-start text:name="__RefHeading__121_1085834906"/>NO_LIMIT_CHECKING<text:bookmark-end text:name="__RefHeading__121_1085834906"/></text:h>
      <text:p text:style-name="P21">Tradeoff</text:p>
      <text:p text:style-name="P22"><text:span text:style-name="T3">↑↑ </text:span><text:span text:style-name="T7">Speed, </text:span><text:span text:style-name="T18">Risk of undefined behaveor</text:span><text:span text:style-name="T17"> </text:span></text:p>
      <text:p text:style-name="P19"><text:span text:style-name="T6">↓</text:span><text:span text:style-name="T3"> </text:span><text:span text:style-name="T13">Error Checking, Error handling capabilities</text:span></text:p>
      <text:h text:style-name="P12" text:outline-level="3"><text:bookmark-start text:name="__RefHeading__174_1085834906"/>LIMITED_LIMIT_CHECKING<text:bookmark-end text:name="__RefHeading__174_1085834906"/></text:h>
      <text:p text:style-name="P21">Tradeoff</text:p>
      <text:p text:style-name="P22"><text:span text:style-name="T3">↑ </text:span><text:span text:style-name="T7">Speed,</text:span><text:span text:style-name="T15"> </text:span><text:span text:style-name="T18">Risk of undefined behaveor</text:span><text:span text:style-name="T17"> </text:span></text:p>
      <text:p text:style-name="P19"><text:span text:style-name="T6">↓</text:span><text:span text:style-name="T3"> </text:span><text:span text:style-name="T10">Size</text:span><text:span text:style-name="T6">, </text:span><text:span text:style-name="T13">Error handling capabilities</text:span></text:p>
      <text:h text:style-name="P11" text:outline-level="2"><text:bookmark-start text:name="__RefHeading__176_1085834906"/>Restriction Bypass Options<text:bookmark-end text:name="__RefHeading__176_1085834906"/></text:h>
      <text:h text:style-name="P12" text:outline-level="3"><text:bookmark-start text:name="__RefHeading__178_1085834906"/>ALLOW_GCC<text:bookmark-end text:name="__RefHeading__178_1085834906"/></text:h>
      <text:p text:style-name="P22">Tradeoff</text:p>
      <text:p text:style-name="P22"><text:span text:style-name="T3">↑↑↑ </text:span><text:span text:style-name="T16">Risk of undefined behaveor </text:span></text:p>
      <text:h text:style-name="P12" text:outline-level="3"><text:bookmark-start text:name="__RefHeading__117_1085834906"/>IGNORE_C_VERSION_ERROR<text:bookmark-end text:name="__RefHeading__117_1085834906"/></text:h>
      <text:p text:style-name="P22">Tradeoff</text:p>
      <text:p text:style-name="P22"><text:span text:style-name="T3">↑↑↑ </text:span><text:span text:style-name="T16">Risk of undefined behaveor </text:span></text:p>
      <text:p text:style-name="P20"><text:span text:style-name="T13"/></text:p>
      <text:h text:style-name="P12" text:outline-level="3"><text:bookmark-start text:name="__RefHeading__180_1085834906"/>IGNORE_EASYMSP_VERSION_MISMATCH<text:bookmark-end text:name="__RefHeading__180_1085834906"/></text:h>
      <text:p text:style-name="P22">Tradeoff</text:p>
      <text:p text:style-name="P22"><text:span text:style-name="T3">↑↑↑ </text:span><text:span text:style-name="T16">Risk of undefined behaveor </text:span></text:p>
      <text:h text:style-name="P10" text:outline-level="2"><text:bookmark-start text:name="__RefHeading__182_1085834906"/><text:soft-page-break/>Advanced Options<text:bookmark-end text:name="__RefHeading__182_1085834906"/></text:h>
      <text:h text:style-name="Heading_20_3" text:outline-level="3"><text:bookmark-start text:name="__RefHeading__125_1085834906"/>NO_PRE_INIT<text:bookmark-end text:name="__RefHeading__125_1085834906"/></text:h>
      <text:h text:style-name="Heading_20_3" text:outline-level="3"><text:bookmark-start text:name="__RefHeading__127_1085834906"/>NO_INIT<text:bookmark-end text:name="__RefHeading__127_1085834906"/></text:h>
      <text:h text:style-name="Heading_20_3" text:outline-level="3"><text:bookmark-start text:name="__RefHeading__129_1085834906"/>NO_LOOP<text:bookmark-end text:name="__RefHeading__129_1085834906"/></text:h>
      <text:h text:style-name="Heading_20_3" text:outline-level="3"><text:bookmark-start text:name="__RefHeading__131_1085834906"/>NO_BOARD_INIT<text:bookmark-end text:name="__RefHeading__131_1085834906"/></text:h>
      <text:h text:style-name="Heading_20_3" text:outline-level="3"><text:bookmark-start text:name="__RefHeading__133_1085834906"/>NO_BOARD_DEF<text:bookmark-end text:name="__RefHeading__133_1085834906"/></text:h>
      <text:h text:style-name="Heading_20_3" text:outline-level="3"><text:bookmark-start text:name="__RefHeading__135_1085834906"/>NO_NMI<text:bookmark-end text:name="__RefHeading__135_1085834906"/></text:h>
      <text:p text:style-name="P3">#define NO_NMI</text:p>
      <text:p text:style-name="P3">Do not allow EasyMSP to include NMI handlers in your project. You will need to include a handler yourself and handle the NMI on your own.</text:p>
      <text:h text:style-name="Heading_20_3" text:outline-level="3"><text:bookmark-start text:name="__RefHeading__137_1085834906"/>NO_INTERRUPTS<text:bookmark-end text:name="__RefHeading__137_1085834906"/></text:h>
      <text:h text:style-name="Heading_20_3" text:outline-level="3"><text:bookmark-start text:name="__RefHeading__139_1085834906"/>NO_SLEEPING; DO_NOT_SLEEP<text:bookmark-end text:name="__RefHeading__139_1085834906"/></text:h>
      <text:p text:style-name="P22">Tradeoff</text:p>
      <text:p text:style-name="P22"><text:span text:style-name="T3">↑ </text:span><text:span text:style-name="T8">Availble Timers,</text:span><text:span text:style-name="T4"> </text:span><text:span text:style-name="T16">Power</text:span><text:span text:style-name="T14"> </text:span><text:span text:style-name="T16">Consumption </text:span></text:p>
      <text:p text:style-name="P20"><text:span text:style-name="T12">↓</text:span></text:p>
      <text:h text:style-name="P15" text:outline-level="3"><text:bookmark-start text:name="__RefHeading__184_1085834906"/>DISABLE_THREADING<text:bookmark-end text:name="__RefHeading__184_1085834906"/></text:h>
      <text:h text:style-name="P14" text:outline-level="3"><text:bookmark-start text:name="__RefHeading__186_1085834906"/>DISABLE_DYNAMIC_ALLOCATION<text:bookmark-end text:name="__RefHeading__186_1085834906"/></text:h>
      <text:h text:style-name="Heading_20_3" text:outline-level="3"><text:bookmark-start text:name="__RefHeading__188_1085834906"/>DISABLE_LOCKS<text:bookmark-end text:name="__RefHeading__188_1085834906"/></text:h>
      <text:h text:style-name="Heading_20_3" text:outline-level="3"><text:bookmark-start text:name="__RefHeading__190_1085834906"/>DISABLE_SYSTICK<text:bookmark-end text:name="__RefHeading__190_1085834906"/></text:h>
      <text:h text:style-name="Heading_20_3" text:outline-level="3"><text:bookmark-start text:name="__RefHeading__192_1085834906"/>MAX_NUMBER_OF_LOCKS<text:bookmark-end text:name="__RefHeading__192_1085834906"/></text:h>
      <text:p text:style-name="P23">Tradeoff</text:p>
      <text:p text:style-name="P22"><text:span text:style-name="T3">↑ </text:span><text:span text:style-name="T8">More avalible locks</text:span></text:p>
      <text:p text:style-name="P20"><text:span text:style-name="T19">↓ </text:span><text:span text:style-name="T20">Free RAM</text:span></text:p>
      <text:h text:style-name="Heading_20_3" text:outline-level="3"><text:bookmark-start text:name="__RefHeading__194_1085834906"/>NO_POST<text:bookmark-end text:name="__RefHeading__194_1085834906"/></text:h>
      <text:p text:style-name="P22">Tradeoff</text:p>
      <text:p text:style-name="P22"><text:span text:style-name="T3">↑ </text:span><text:span text:style-name="T18">Risk of undefined behaveor</text:span><text:span text:style-name="T17"> </text:span></text:p>
      <text:p text:style-name="P20"><text:span text:style-name="T19">↓↓</text:span><text:span text:style-name="T14"> </text:span><text:span text:style-name="T11">Code Size</text:span></text:p>
      <text:h text:style-name="Heading_20_3" text:outline-level="3"><text:bookmark-start text:name="__RefHeading__196_1085834906"/><text:soft-page-break/>NO_RAM_CHECK<text:bookmark-end text:name="__RefHeading__196_1085834906"/></text:h>
      <text:p text:style-name="P22"><text:span text:style-name="T3">↑ </text:span><text:span text:style-name="T18">Risk of undefined behaveor, Stack corruption</text:span><text:span text:style-name="T17"> </text:span></text:p>
      <text:p text:style-name="P20"><text:span text:style-name="T19">↓</text:span><text:span text:style-name="T14"> </text:span><text:span text:style-name="T11">Code Size</text:span></text:p>
      <text:h text:style-name="Heading_20_3" text:outline-level="3"><text:bookmark-start text:name="__RefHeading__198_1085834906"/>NO_CPU_CHECK<text:bookmark-end text:name="__RefHeading__198_1085834906"/></text:h>
      <text:p text:style-name="P22"><text:span text:style-name="T3">↑ </text:span><text:span text:style-name="T18">Risk of undefined behaveor</text:span></text:p>
      <text:p text:style-name="P20"><text:span text:style-name="T19">↓↓</text:span><text:span text:style-name="T14"> </text:span><text:span text:style-name="T11">Code Size</text:span></text:p>
      <text:h text:style-name="Heading_20_3" text:outline-level="3"><text:bookmark-start text:name="__RefHeading__200_1085834906"/>NO_FLASH_CHECK<text:bookmark-end text:name="__RefHeading__200_1085834906"/></text:h>
      <text:p text:style-name="P22"><text:span text:style-name="T3">↑ </text:span><text:span text:style-name="T18">Risk of undefined behaveor</text:span></text:p>
      <text:p text:style-name="P20"><text:span text:style-name="T19">↓↓</text:span><text:span text:style-name="T12"> </text:span><text:span text:style-name="T11">Code Size, Boot speed</text:span></text:p>
      <text:h text:style-name="Heading_20_3" text:outline-level="3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4.2$Windows_x86 LibreOffice_project/63150712c6d317d27ce2db16eb94c2f3d7b699f8</meta:generator>
    <dc:date>2014-07-30T22:38:10.892000000</dc:date>
    <meta:document-statistic meta:table-count="0" meta:image-count="0" meta:object-count="0" meta:page-count="6" meta:paragraph-count="121" meta:word-count="358" meta:character-count="2613" meta:non-whitespace-character-count="2361"/>
    <meta:user-defined meta:name="Info 1"/>
    <meta:user-defined meta:name="Info 2"/>
    <meta:user-defined meta:name="Info 3"/>
    <meta:user-defined meta:name="Info 4"/>
  </office:meta>
</office:document-meta>
</file>